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lope</text:p>
          </table:table-cell>
        </table:table-row>
        <table:table-row table:style-name="ro1">
          <table:table-cell office:value-type="string" calcext:value-type="string">
            <text:p>V measured</text:p>
          </table:table-cell>
          <table:table-cell table:style-name="Default" office:value-type="string" calcext:value-type="string">
            <text:p>K measured</text:p>
          </table:table-cell>
          <table:table-cell table:style-name="Default"/>
          <table:table-cell office:value-type="string" calcext:value-type="string">
            <text:p>vdiff</text:p>
          </table:table-cell>
          <table:table-cell office:value-type="string" calcext:value-type="string">
            <text:p>kdiff</text:p>
          </table:table-cell>
          <table:table-cell office:value-type="string" calcext:value-type="string">
            <text:p>v/k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table:style-name="Default" office:value-type="float" office:value="5.41" calcext:value-type="float">
            <text:p>5.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.74" calcext:value-type="float">
            <text:p>3.74</text:p>
          </table:table-cell>
          <table:table-cell table:style-name="Default" office:value-type="float" office:value="6.17" calcext:value-type="float">
            <text:p>6.17</text:p>
          </table:table-cell>
          <table:table-cell table:style-name="Default"/>
          <table:table-cell table:formula="of:=[.A4]-[.A3]" office:value-type="float" office:value="1.07" calcext:value-type="float">
            <text:p>1.07</text:p>
          </table:table-cell>
          <table:table-cell table:formula="of:=[.B4]-[.B3]" office:value-type="float" office:value="0.76" calcext:value-type="float">
            <text:p>0.76</text:p>
          </table:table-cell>
          <table:table-cell table:style-name="ce2" table:formula="of:=[.D4]/[.E4]" office:value-type="float" office:value="1.40789473684211" calcext:value-type="float">
            <text:p>1.40789473684211</text:p>
          </table:table-cell>
        </table:table-row>
        <table:table-row table:style-name="ro1">
          <table:table-cell/>
          <table:table-cell table:style-name="Default" office:value-type="string" calcext:value-type="string">
            <text:p>K installed</text:p>
          </table:table-cell>
          <table:table-cell table:style-name="Default" office:value-type="string" calcext:value-type="string">
            <text:p>V resu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" calcext:value-type="float">
            <text:p>5.90</text:p>
          </table:table-cell>
          <table:table-cell table:formula="of:=[.A$3]+([.B6]-[.B$3])*[.F$4]" office:value-type="float" office:value="3.35986842105263" calcext:value-type="float">
            <text:p>3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4" calcext:value-type="float">
            <text:p>5.94</text:p>
          </table:table-cell>
          <table:table-cell table:formula="of:=[.A$3]+([.B7]-[.B$3])*[.F$4]" office:value-type="float" office:value="3.41618421052632" calcext:value-type="float">
            <text:p>3.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04" calcext:value-type="float">
            <text:p>6.04</text:p>
          </table:table-cell>
          <table:table-cell table:formula="of:=[.A$3]+([.B8]-[.B$3])*[.F$4]" office:value-type="float" office:value="3.55697368421053" calcext:value-type="float">
            <text:p>3.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" calcext:value-type="float">
            <text:p>5.60</text:p>
          </table:table-cell>
          <table:table-cell table:formula="of:=[.A$3]+([.B9]-[.B$3])*[.F$4]" office:value-type="float" office:value="2.9375" calcext:value-type="float">
            <text:p>2.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2" calcext:value-type="float">
            <text:p>5.62</text:p>
          </table:table-cell>
          <table:table-cell table:formula="of:=[.A$3]+([.B10]-[.B$3])*[.F$4]" office:value-type="float" office:value="2.96565789473684" calcext:value-type="float">
            <text:p>2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6" calcext:value-type="float">
            <text:p>5.76</text:p>
          </table:table-cell>
          <table:table-cell table:formula="of:=[.A$3]+([.B11]-[.B$3])*[.F$4]" office:value-type="float" office:value="3.16276315789474" calcext:value-type="float">
            <text:p>3.16</text:p>
          </table:table-cell>
          <table:table-cell/>
          <table:table-cell office:value-type="string" calcext:value-type="string">
            <text:p>Rparallel combo trimming</text:p>
          </table:table-cell>
          <table:table-cell/>
        </table:table-row>
        <table:table-row table:style-name="ro1">
          <table:table-cell/>
          <table:table-cell table:formula="of:=([.E12]*[.F12])/([.F12]+[.E12])" office:value-type="float" office:value="5.86919104991394" calcext:value-type="float">
            <text:p>5.87</text:p>
          </table:table-cell>
          <table:table-cell table:formula="of:=[.A$3]+([.B12]-[.B$3])*[.F$4]" office:value-type="float" office:value="3.31649266237884" calcext:value-type="float">
            <text:p>3.3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([.E13]*[.F13])/([.F13]+[.E13])" office:value-type="float" office:value="5.87860555653867" calcext:value-type="float">
            <text:p>5.88</text:p>
          </table:table-cell>
          <table:table-cell table:formula="of:=[.A$3]+([.B13]-[.B$3])*[.F$4]" office:value-type="float" office:value="3.32974729670575" calcext:value-type="float">
            <text:p>3.33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15:46.303566355</meta:creation-date>
    <dc:date>2020-07-03T11:56:39.700032476</dc:date>
    <meta:editing-duration>PT10M11S</meta:editing-duration>
    <meta:editing-cycles>2</meta:editing-cycles>
    <meta:generator>LibreOffice/6.4.3.2$Linux_X86_64 LibreOffice_project/40$Build-2</meta:generator>
    <meta:document-statistic meta:table-count="1" meta:cell-count="36" meta:object-count="0"/>
  </office:meta>
</office:document-meta>
</file>